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Oxygen" svg:font-family="Oxygen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Title" style:master-page-name="Standard">
      <style:paragraph-properties fo:margin-top="0.3335in" fo:margin-bottom="0.0835in" loext:contextual-spacing="false" fo:line-height="100%" style:page-number="1"/>
    </style:style>
    <style:style style:name="P3" style:family="paragraph" style:parent-style-name="Subtitle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e Generic Title</text:p>
      <text:p text:style-name="P3"><text:bookmark text:name="_gjdgxs"/><text:span text:style-name="T1">A synopsis for mobile developers</text:span></text:p>
      <text:p text:style-name="Standard">Blah Blah</text:p>
      <text:p text:style-name="Heading_20_1"><text:bookmark text:name="_30j0zll"/>Why Clients Shouldn’t Write</text:p>
      <text:p text:style-name="P1">When clients write.</text:p>
      <text:p text:style-name="P1">When clients write.</text:p>
      <text:p text:style-name="Heading_20_2"><text:bookmark text:name="_1fob9te"/>Data Consistency &amp; Integrity</text:p>
      <text:p text:style-name="P1">When </text:p>
      <text:p text:style-name="P1">Yep</text:p>
      <text:p text:style-name="Heading_20_2"><text:bookmark text:name="_3znysh7"/>Schema Updates</text:p>
      <text:p text:style-name="Standard">When</text:p>
      <text:p text:style-name="Heading_20_3"><text:bookmark text:name="_2et92p0"/>Adding Fields</text:p>
      <text:p text:style-name="Standard">Adding </text:p>
      <text:p text:style-name="Heading_20_3"><text:bookmark text:name="_tyjcwt"/>Updating Fields</text:p>
      <text:p text:style-name="Standard">Updatin</text:p>
      <text:p text:style-name="Heading_20_1"><text:bookmark text:name="_3dy6vkm"/>Why Backend is Different</text:p>
      <text:p text:style-name="Standard">While </text:p>
      <text:p text:style-name="Heading_20_1"><text:bookmark text:name="_1t3h5sf"/>Application</text:p>
      <text:p text:style-name="Heading_20_2"><text:bookmark text:name="_4d34og8"/>Why Now</text:p>
      <text:p text:style-name="P1">RTDB </text:p>
      <text:p text:style-name="Heading_20_2"><text:bookmark text:name="_2s8eyo1"/>What Now</text:p>
      <text:p text:style-name="P1">The fir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Oxygen" svg:font-family="Oxygen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ans Pro" fo:font-size="12pt" fo:language="en" fo:country="none" style:letter-kerning="false" style:font-name-asian="Source Sans Pro1" style:font-size-asian="12pt" style:language-asian="zh" style:country-asian="CN" style:font-name-complex="Source Sans Pr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Source Sans Pro" fo:font-size="12pt" fo:language="en" fo:country="none" style:letter-kerning="false" style:font-name-asian="Source Sans Pro1" style:font-size-asian="12pt" style:language-asian="zh" style:country-asian="CN" style:font-name-complex="Source Sans Pr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color="#4a86e8" style:font-name="Oxygen" fo:font-family="Oxygen" style:font-family-generic="roman" style:font-pitch="variable" fo:font-size="18pt" fo:font-weight="bold" style:font-name-asian="Oxygen1" style:font-family-asian="Oxygen" style:font-family-generic-asian="system" style:font-pitch-asian="variable" style:font-size-asian="18pt" style:font-weight-asian="bold" style:font-name-complex="Oxygen1" style:font-family-complex="Oxygen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color="#666666" style:font-name="Oxygen" fo:font-family="Oxygen" style:font-family-generic="roman" style:font-pitch="variable" fo:font-size="14pt" fo:font-weight="bold" style:font-name-asian="Oxygen1" style:font-family-asian="Oxygen" style:font-family-generic-asian="system" style:font-pitch-asian="variable" style:font-size-asian="14pt" style:font-weight-asian="bold" style:font-name-complex="Oxygen1" style:font-family-complex="Oxygen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style:font-name="Oxygen" fo:font-family="Oxygen" style:font-family-generic="roman" style:font-pitch="variable" fo:font-size="12pt" fo:font-weight="bold" style:font-name-asian="Oxygen1" style:font-family-asian="Oxygen" style:font-family-generic-asian="system" style:font-pitch-asian="variable" style:font-size-asian="12pt" style:font-weight-asian="bold" style:font-name-complex="Oxygen1" style:font-family-complex="Oxygen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color="#666666" style:font-name="Oxygen" fo:font-family="Oxygen" style:font-family-generic="roman" style:font-pitch="variable" fo:font-style="italic" style:font-name-asian="Oxygen1" style:font-family-asian="Oxygen" style:font-family-generic-asian="system" style:font-pitch-asian="variable" style:font-style-asian="italic" style:font-name-complex="Oxygen1" style:font-family-complex="Oxygen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color="#666666" style:font-name="Source Sans Pro" fo:font-family="'Source Sans Pro'" style:font-family-generic="roman" style:font-pitch="variable" fo:font-size="10pt" fo:font-weight="bold" style:font-name-asian="Source Sans Pro1" style:font-family-asian="'Source Sans Pro'" style:font-family-generic-asian="system" style:font-pitch-asian="variable" style:font-size-asian="10pt" style:font-weight-asian="bold" style:font-name-complex="Source Sans Pro1" style:font-family-complex="'Source Sans Pro'" style:font-family-generic-complex="system" style:font-pitch-complex="variable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color="#666666" style:font-name="Source Sans Pro" fo:font-family="'Source Sans Pro'" style:font-family-generic="roman" style:font-pitch="variable" fo:font-size="10pt" fo:font-style="italic" style:font-name-asian="Source Sans Pro1" style:font-family-asian="'Source Sans Pro'" style:font-family-generic-asian="system" style:font-pitch-asian="variable" style:font-size-asian="10pt" style:font-style-asian="italic" style:font-name-complex="Source Sans Pro1" style:font-family-complex="'Source Sans Pro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text-align="center" style:justify-single-word="false" fo:keep-together="always" fo:keep-with-next="always"/>
      <style:text-properties fo:color="#4a86e8" style:font-name="Oxygen" fo:font-family="Oxygen" style:font-family-generic="roman" style:font-pitch="variable" fo:font-size="24pt" fo:font-weight="bold" style:font-name-asian="Oxygen1" style:font-family-asian="Oxygen" style:font-family-generic-asian="system" style:font-pitch-asian="variable" style:font-size-asian="24pt" style:font-weight-asian="bold" style:font-name-complex="Oxygen1" style:font-family-complex="Oxygen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2" meta:word-count="48" meta:character-count="290" meta:non-whitespace-character-count="260"/>
    <meta:generator>LibreOfficeDev/6.0.5.2$Linux_X86_64 LibreOffice_project/</meta:generator>
  </office:meta>
</office:document-meta>
</file>